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2.326cm"/>
    </style:style>
    <style:style style:name="gr2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5.462cm" fo:min-width="3.05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241cm" fo:min-width="1.88cm"/>
    </style:style>
    <style:style style:name="gr5" style:family="graphic" style:parent-style-name="objectwithoutfill">
      <style:graphic-properties draw:stroke="dash" draw:stroke-dash="Fine_20_Dashed" draw:marker-start=""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048cm" svg:height="2.286cm" svg:x="4.51cm" svg:y="3.159cm">
          <text:p text:style-name="P1"><text:span text:style-name="T1">indiv_contr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6.034cm" svg:y1="6.969cm" svg:x2="6.034cm" svg:y2="5.445cm" draw:start-shape="id1" draw:start-glue-point="0" draw:end-shape="id2" draw:end-glue-point="2" svg:d="M6034 6969v-1524" svg:viewBox="0 0 1 1525">
          <text:p/>
        </draw:connector>
        <draw:custom-shape draw:style-name="gr1" draw:text-style-name="P2" xml:id="id1" draw:id="id1" draw:layer="layout" svg:width="3.048cm" svg:height="2.286cm" svg:x="4.51cm" svg:y="6.969cm">
          <text:p text:style-name="P1"><text:span text:style-name="T1">indiv</text:span><text:span text:style-name="T1">_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937cm" svg:height="6.096cm" svg:x="9.606cm" svg:y="3.159cm">
          <draw:glue-point draw:id="4" svg:x="-5.003cm" svg:y="3.14cm"/>
          <draw:glue-point draw:id="5" svg:x="5.003cm" svg:y="3.75cm"/>
          <draw:glue-point draw:id="6" svg:x="5.003cm" svg:y="0.416cm"/>
          <draw:glue-point draw:id="7" svg:x="5.003cm" svg:y="-3.125cm"/>
          <draw:glue-point draw:id="8" svg:x="-5.003cm" svg:y="-3.125cm"/>
          <text:p text:style-name="P4"><text:span text:style-name="T1">indiv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2.54cm" svg:height="1.651cm" svg:x="10.304cm" svg:y="6.926cm">
          <draw:glue-point draw:id="4" svg:x="5.007cm" svg:y="-2.428cm"/>
          <text:p text:style-name="P1"><text:span text:style-name="T1">donor</text:span><text:span text:style-name="T1">_indi</text:span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9.606cm" svg:y1="8.121cm" svg:x2="7.558cm" svg:y2="8.112cm" draw:start-shape="id3" draw:start-glue-point="4" draw:end-shape="id1" draw:end-glue-point="1" svg:d="M9606 8121l-2048-9" svg:viewBox="0 0 2049 10">
          <text:p/>
        </draw:connector>
        <draw:connector draw:style-name="gr6" draw:text-style-name="P5" draw:layer="layout" draw:type="curve" svg:x1="12.844cm" svg:y1="7.351cm" svg:x2="13.543cm" svg:y2="8.493cm" draw:start-shape="id4" draw:start-glue-point="4" draw:end-shape="id3" draw:end-glue-point="5" svg:d="M12844 7351c1800 0 1450 1142 699 1142" svg:viewBox="0 0 1312 1143">
          <text:p/>
        </draw:connector>
        <draw:custom-shape draw:style-name="gr4" draw:text-style-name="P2" xml:id="id5" draw:id="id5" draw:layer="layout" svg:width="2.54cm" svg:height="1.651cm" svg:x="10.304cm" svg:y="4.683cm">
          <draw:glue-point draw:id="4" svg:x="5cm" svg:y="-1.92cm"/>
          <text:p text:style-name="P1"><text:span text:style-name="T1">hh_indi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curve" svg:x1="12.844cm" svg:y1="5.192cm" svg:x2="13.543cm" svg:y2="6.46cm" draw:start-shape="id5" draw:start-glue-point="4" draw:end-shape="id3" draw:end-glue-point="6" svg:d="M12844 5192c1800 0 1450 1268 699 1268" svg:viewBox="0 0 1312 1269">
          <text:p/>
        </draw:connector>
        <draw:custom-shape draw:style-name="gr1" draw:text-style-name="P2" xml:id="id7" draw:id="id7" draw:layer="layout" svg:width="3.048cm" svg:height="2.286cm" svg:x="10.05cm" svg:y="10.13cm">
          <text:p text:style-name="P1"><text:span text:style-name="T1">donor_seg_mem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048cm" svg:height="2.286cm" svg:x="15.513cm" svg:y="10.13cm">
          <text:p text:style-name="P1"><text:span text:style-name="T1">donor_s</text:span><text:span text:style-name="T1">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5.513cm" svg:y1="11.273cm" svg:x2="13.098cm" svg:y2="11.273cm" draw:start-shape="id6" draw:start-glue-point="3" draw:end-shape="id7" draw:end-glue-point="1" svg:d="M15513 11273h-2415" svg:viewBox="0 0 2416 1">
          <text:p/>
        </draw:connector>
        <draw:custom-shape draw:style-name="gr1" draw:text-style-name="P2" xml:id="id9" draw:id="id9" draw:layer="layout" svg:width="3.048cm" svg:height="2.286cm" svg:x="15.513cm" svg:y="3.159cm">
          <text:p text:style-name="P1"><text:span text:style-name="T1">indiv_se</text:span><text:span text:style-name="T1">g_mem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048cm" svg:height="2.286cm" svg:x="15.513cm" svg:y="6.453cm">
          <text:p text:style-name="P1"><text:span text:style-name="T1">indiv_s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7.037cm" svg:y1="6.453cm" svg:x2="17.037cm" svg:y2="5.445cm" draw:start-shape="id8" draw:start-glue-point="0" draw:end-shape="id9" draw:end-glue-point="2" svg:d="M17037 6453v-1008" svg:viewBox="0 0 1 1009">
          <text:p/>
        </draw:connector>
        <draw:connector draw:style-name="gr2" draw:text-style-name="P3" draw:layer="layout" draw:type="line" svg:x1="13.543cm" svg:y1="4.302cm" svg:x2="15.513cm" svg:y2="4.302cm" draw:start-shape="id3" draw:start-glue-point="7" draw:end-shape="id9" draw:end-glue-point="3" svg:d="M13543 4302h1970" svg:viewBox="0 0 1971 1">
          <text:p/>
        </draw:connector>
        <draw:connector draw:style-name="gr2" draw:text-style-name="P3" draw:layer="layout" draw:type="line" svg:x1="11.574cm" svg:y1="8.577cm" svg:x2="11.574cm" svg:y2="10.13cm" draw:start-shape="id4" draw:start-glue-point="2" draw:end-shape="id7" draw:end-glue-point="0" svg:d="M11574 8577v1553" svg:viewBox="0 0 1 1554">
          <text:p/>
        </draw:connector>
        <draw:connector draw:style-name="gr2" draw:text-style-name="P3" draw:layer="layout" draw:type="line" svg:x1="9.606cm" svg:y1="4.302cm" svg:x2="7.558cm" svg:y2="4.302cm" draw:start-shape="id3" draw:start-glue-point="8" draw:end-shape="id2" draw:end-glue-point="1" svg:d="M9606 4302h-2048" svg:viewBox="0 0 204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-3000 3000 3000" svg:d="M1500 0l1500-2789v-211h-114l-1286 2392v-2392h-200v2392l-1286-2392h-114v211z"/>
    <draw:marker draw:name="Arrowheads_20_3" draw:display-name="Arrowheads 3" svg:viewBox="0 -3000 3000 3000" svg:d="M1500 0l1500-2789v-211h-114l-1286 2392v-2392h-200v2392l-1286-2392h-114v211z"/>
    <draw:marker draw:name="Arrowheads_20_4" draw:display-name="Arrowheads 4" svg:viewBox="0 -3000 3000 3000" svg:d="M1500 0l1500-2789v-211h-114l-1286 2392v-2392h-200v2392l-1286-2392h-114v21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6:12:19.868474430</meta:creation-date>
    <dc:date>2019-09-17T17:28:50.263114883</dc:date>
    <meta:editing-duration>PT20M20S</meta:editing-duration>
    <meta:editing-cycles>4</meta:editing-cycles>
    <meta:generator>LibreOffice/6.0.7.3$Linux_X86_64 LibreOffice_project/00m0$Build-3</meta:generator>
    <meta:document-statistic meta:object-count="18"/>
  </office:meta>
</office:document-meta>
</file>